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A0000010EEC1DCCB339A99135.png" manifest:media-type="image/png"/>
  <manifest:file-entry manifest:full-path="Pictures/100000010000050C000001B46E1E5C37156FC1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75c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661cm" svg:y="4.348cm" svg:width="17.928cm" svg:height="6.048cm" draw:z-index="0"><draw:image xlink:href="Pictures/100000010000050C000001B46E1E5C37156FC11C.png" xlink:type="simple" xlink:show="embed" xlink:actuate="onLoad" draw:mime-type="image/png"/></draw:frame><draw:frame draw:style-name="fr1" draw:name="Image2" text:anchor-type="char" svg:x="-0.831cm" svg:y="-1.549cm" svg:width="17.851cm" svg:height="4.064cm" draw:z-index="1"><draw:image xlink:href="Pictures/100000010000051A0000010EEC1DCCB339A99135.png" xlink:type="simple" xlink:show="embed" xlink:actuate="onLoad" draw:mime-type="image/png"/></draw:frame>.<text:span text:style-name="T1">bashrc file in Hom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20:13:05.738406576</meta:creation-date>
    <dc:date>2024-11-01T20:15:05.760095256</dc:date>
    <meta:editing-duration>PT2M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1" meta:word-count="4" meta:character-count="20" meta:non-whitespace-character-count="17"/>
  </office:meta>
</office:document-meta>
</file>